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7cm" fo:min-width="4.026cm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4.491cm" svg:x="1.604cm" svg:y="3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4cm" svg:height="4.491cm" svg:x="16.583cm" svg:y="3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3.409cm" svg:height="6.729cm" draw:transform="skewX (0.0251327412287183) rotate (0.508065345255549) translate (4.87201083032491cm 6.55068421052632cm)" svg:viewBox="0 0 13410 6730" svg:d="M0 0c7792 1 13410 6730 13410 6730">
          <text:p/>
        </draw:path>
        <draw:g>
          <svg:title>TexMaths</svg:title>
          <svg:desc>24§display§$p$§svg§600§FALSE§</svg:desc>
          <draw:polygon draw:style-name="gr3" draw:text-style-name="P2" draw:layer="layout" svg:width="0.381cm" svg:height="0.5cm" svg:x="4.349cm" svg:y="6.656cm" svg:viewBox="0 0 382 501" draw:points="191,501 0,501 0,0 382,0 382,501">
            <text:p/>
          </draw:polygon>
          <draw:path draw:style-name="gr4" draw:text-style-name="P3" draw:layer="layout" svg:width="0.447cm" svg:height="0.594cm" svg:x="4.328cm" svg:y="6.609cm" svg:viewBox="0 0 448 595" svg:d="M132 62v-62l-132 11v29c64 0 70 5 70 47v438c0 42-8 42-70 42v28c31 0 78-2 101-2 24 0 72 2 103 2v-28c-60 0-70 0-70-42v-158-8c4 15 43 66 111 66 109 0 203-92 203-213 0-119-88-212-191-212-70 0-109 40-125 62zM134 308v-210c26-47 70-75 117-75 66 0 121 83 121 189 0 113-64 192-131 192-35 0-70-20-95-58-12-19-12-21-12-38z">
            <text:p/>
          </draw:path>
        </draw:g>
        <draw:g>
          <svg:title>TexMaths</svg:title>
          <svg:desc>24§display§$p^\prime$§svg§600§FALSE§</svg:desc>
          <draw:polygon draw:style-name="gr3" draw:text-style-name="P2" draw:layer="layout" svg:width="0.602cm" svg:height="0.792cm" svg:x="19.599cm" svg:y="6.059cm" svg:viewBox="0 0 603 793" draw:points="301,793 0,793 0,0 603,0 603,793">
            <text:p/>
          </draw:polygon>
          <draw:path draw:style-name="gr4" draw:text-style-name="P3" draw:layer="layout" svg:width="0.448cm" svg:height="0.594cm" svg:x="19.578cm" svg:y="6.304cm" svg:viewBox="0 0 449 595" svg:d="M132 62v-62l-132 11v29c64 0 70 5 70 47v438c0 43-8 43-70 43v27c31 0 78-2 101-2 25 0 72 2 103 2v-27c-60 0-70 0-70-43v-157-9c4 15 43 66 111 66 109 0 204-91 204-212 0-119-89-213-192-213-70 0-109 40-125 62zM134 308v-210c27-47 70-75 117-75 66 0 122 83 122 190 0 112-64 191-132 191-35 0-70-19-95-58-12-19-12-21-12-38z">
            <text:p/>
          </draw:path>
          <draw:path draw:style-name="gr4" draw:text-style-name="P3" draw:layer="layout" svg:width="0.16cm" svg:height="0.339cm" svg:x="20.087cm" svg:y="6.012cm" svg:viewBox="0 0 161 340" svg:d="M154 57c7-10 7-17 7-21 0-21-19-36-37-36-25 0-33 21-35 32l-85 285c-2 0-4 8-4 8 0 9 21 15 25 15s6 0 10-11z">
            <text:p/>
          </draw:path>
        </draw:g>
        <draw:g>
          <svg:title>TexMaths</svg:title>
          <svg:desc>24§display§\mathcal{M}§svg§600§FALSE§</svg:desc>
          <draw:polygon draw:style-name="gr3" draw:text-style-name="P2" draw:layer="layout" svg:width="0.919cm" svg:height="0.611cm" svg:x="4.18cm" svg:y="8.875cm" svg:viewBox="0 0 920 612" draw:points="461,612 0,612 0,0 920,0 920,612">
            <text:p/>
          </draw:polygon>
          <draw:path draw:style-name="gr4" draw:text-style-name="P3" draw:layer="layout" svg:width="0.984cm" svg:height="0.704cm" svg:x="4.159cm" svg:y="8.829cm" svg:viewBox="0 0 985 705" svg:d="M325 136c23 122 64 321 115 429 21 41 29 62 39 62 4 0 6 0 21-17 70-68 117-123 181-197l197-239c-12 80-45 290-45 400 0 23 0 49 4 74 0 11 4 36 41 36 39 0 107-40 107-59 0-5-4-7-8-7-10 0-29 9-39 15-21-2-23-17-25-38-4-30-4-59-4-61 0-104 41-388 68-502 0-9 0-9 0-17 0-4 0-15-6-15-4 0-4 2-23 23-84 106-349 432-438 511-22-49-39-85-70-216-27-106-43-182-57-274-4-12-9-38-9-40-2-4-6-4-10-4-16 0-53 21-55 40-13 79-29 201-93 379-72 199-93 199-109 199-12 0-47-6-66-25-4-4-6-4-8-4-12 0-33 40-33 67 0 9 0 20 29 36 22 11 45 13 49 13 56 0 109-133 128-182 43-106 92-252 119-387z">
            <text:p/>
          </draw:path>
        </draw:g>
        <draw:g>
          <svg:title>TexMaths</svg:title>
          <svg:desc>24§display§\mathcal{N}§svg§600§FALSE§</svg:desc>
          <draw:polygon draw:style-name="gr3" draw:text-style-name="P2" draw:layer="layout" svg:width="0.82cm" svg:height="0.675cm" svg:x="19.257cm" svg:y="8.843cm" svg:viewBox="0 0 821 676" draw:points="411,676 0,676 0,0 821,0 821,676">
            <text:p/>
          </draw:polygon>
          <draw:path draw:style-name="gr4" draw:text-style-name="P3" draw:layer="layout" svg:width="0.91cm" svg:height="0.768cm" svg:x="19.212cm" svg:y="8.797cm" svg:viewBox="0 0 911 769" svg:d="M304 189c15 46 35 116 77 233 57 159 82 216 137 305 13 19 13 19 21 19 14 0 33-11 43-17 13-13 13-15 23-59 55-246 123-503 142-545 0-2 18-38 129-38 19-2 35-51 35-72 0-15-4-15-16-15-91 0-132 40-144 51-25 34-45 102-89 258-30 119-59 240-88 361-49-77-78-151-121-272-48-131-77-228-101-313-6-19-6-19-15-19-2 0-20 0-47 21-8 8-10 17-10 27-25 248-111 494-136 539-6 15-16 31-35 31-10 0-45-4-68-27-4-4-6-4-8-4-14 0-33 46-33 70 0 29 56 46 80 46 58 0 105-131 120-174 57-169 86-307 104-406z">
            <text:p/>
          </draw:path>
        </draw:g>
        <draw:g>
          <svg:title>TexMaths</svg:title>
          <svg:desc>24§display§\mathcal{F}§svg§600§FALSE§</svg:desc>
          <draw:polygon draw:style-name="gr3" draw:text-style-name="P2" draw:layer="layout" svg:width="0.661cm" svg:height="0.583cm" svg:x="11.85cm" svg:y="3.644cm" svg:viewBox="0 0 662 584" draw:points="331,584 0,584 0,0 662,0 662,584">
            <text:p/>
          </draw:polygon>
          <draw:path draw:style-name="gr4" draw:text-style-name="P3" draw:layer="layout" svg:width="0.735cm" svg:height="0.67cm" svg:x="11.819cm" svg:y="3.604cm" svg:viewBox="0 0 736 671" svg:d="M736 36c0-42-70-36-97-36h-341c-47 0-127 28-142 79 2 4 4 6 10 6 19 0 48-17 60-32 27 0 55-2 82-2h58c0 0-4 17-4 19-35 170-89 317-130 408-4 13-53 130-66 140-41 0-69-23-86-59-4-5-4-9-10-9-21 0-70 30-70 45 0 2 0 4 2 6 16 45 58 70 101 70 47 0 100-36 129-70 29-36 89-189 113-244h175c-2 0-2 2-2 2 0 4 6 7 8 7 21 0 72-26 72-56 0-6-6-6-17-6h-217c24-83 55-166 70-253h121c22 0 84-4 100 17 2 7 0 15 2 19 3 3 5 3 9 3 20 0 70-28 70-54z">
            <text:p/>
          </draw:path>
        </draw:g>
        <draw:path draw:style-name="gr2" draw:text-style-name="P1" draw:layer="layout" svg:width="4.389cm" svg:height="2.649cm" draw:transform="skewX (0.0174532925199433) rotate (1.27147236007787) translate (19.8506750902527cm 5.84884210526316cm)" svg:viewBox="0 0 4390 2650" svg:d="M0 0c3232 0 4390 2650 4390 2650">
          <text:p/>
        </draw:path>
        <draw:line draw:style-name="gr5" draw:text-style-name="P1" draw:layer="layout" svg:x1="24.317cm" svg:y1="0.696cm" svg:x2="24.317cm" svg:y2="6.872cm">
          <text:p/>
        </draw:line>
        <draw:g>
          <svg:title>TexMaths</svg:title>
          <svg:desc>24§display§\mathbb{R}§svg§600§FALSE§</svg:desc>
          <draw:polygon draw:style-name="gr3" draw:text-style-name="P2" draw:layer="layout" svg:width="0.546cm" svg:height="0.548cm" svg:x="24.508cm" svg:y="1.063cm" svg:viewBox="0 0 547 549" draw:points="273,549 0,549 0,0 547,0 547,549">
            <text:p/>
          </draw:polygon>
          <draw:path draw:style-name="gr4" draw:text-style-name="P3" draw:layer="layout" svg:width="0.622cm" svg:height="0.641cm" svg:x="24.477cm" svg:y="1.016cm" svg:viewBox="0 0 623 642" svg:d="M228 349h33l136 217c8 14 31 51 41 66 6 10 8 10 29 10h125c17 0 31 0 31-17 0-8-6-15-14-15-33-8-79-70-99-100-6-10-52-72-113-172 80-15 158-51 158-164 0-129-134-174-240-174h-284c-17 0-31 0-31 17 0 15 16 15 25 15 51 0 55 8 55 55v468c0 47-4 55-55 55-9 0-25 0-25 15 0 17 14 17 31 17h249c16 0 28 0 28-17 0-15-14-15-24-15-52 0-56-8-56-55zM403 302c25-34 29-85 29-126 0-44-6-95-35-133 37 8 127 38 127 131 0 62-26 111-121 128zM228 83c0-19 0-51 56-51 78 0 115 34 115 144 0 122-27 139-171 139zM105 610c8-17 8-44 8-53v-472c0-11 0-36-8-53h103c-11 15-11 34-11 49v476c0 11 0 36 7 53zM298 349c6-2 10-2 17-2 14 0 35-3 47-5 14 22 113 190 187 268h-88z">
            <text:p/>
          </draw:path>
        </draw:g>
        <draw:g>
          <svg:title>TexMaths</svg:title>
          <svg:desc>24§display§$f^\prime$§svg§600§FALSE§</svg:desc>
          <draw:polygon draw:style-name="gr3" draw:text-style-name="P2" draw:layer="layout" svg:width="0.375cm" svg:height="0.609cm" svg:x="21.638cm" svg:y="1.913cm" svg:viewBox="0 0 376 610" draw:points="189,610 0,610 0,0 376,0 376,610">
            <text:p/>
          </draw:polygon>
          <draw:path draw:style-name="gr4" draw:text-style-name="P3" draw:layer="layout" svg:width="0.293cm" svg:height="0.658cm" svg:x="21.622cm" svg:y="1.913cm" svg:viewBox="0 0 294 659" svg:d="M129 256v-108c0-82 44-127 85-127 2 0 14 0 28 7-10 4-26 14-26 38 0 21 14 40 39 40 26 0 39-19 39-40 0-34-33-66-80-66-64 0-142 49-142 148v108h-72v28h72v303c0 42-10 42-72 42v30c37-3 78-5 105-5 37 0 78 0 115 5v-30h-19c-68 0-70-11-70-45v-300h105v-28z">
            <text:p/>
          </draw:path>
          <draw:path draw:style-name="gr4" draw:text-style-name="P3" draw:layer="layout" svg:width="0.159cm" svg:height="0.338cm" svg:x="21.899cm" svg:y="1.867cm" svg:viewBox="0 0 160 339" svg:d="M154 57c6-10 6-17 6-21 0-21-18-36-37-36-24 0-33 21-35 32l-84 284c-2 0-4 8-4 8 0 8 21 15 25 15s6 0 10-11z">
            <text:p/>
          </draw:path>
        </draw:g>
        <draw:path draw:style-name="gr2" draw:text-style-name="P1" draw:layer="layout" svg:width="4.712cm" svg:height="2.575cm" draw:transform="skewX (-0.0844739357965255) rotate (-1.30219015491297) translate (3.2128433450541cm 1.72636019688177cm)" svg:viewBox="0 0 4713 2576" svg:d="M4713 0c-3470-2-4713 2576-4713 2576">
          <text:p/>
        </draw:path>
        <draw:line draw:style-name="gr5" draw:text-style-name="P1" draw:layer="layout" svg:x1="0.406cm" svg:y1="0.234cm" svg:x2="0.406cm" svg:y2="6.41cm">
          <text:p/>
        </draw:line>
        <draw:g>
          <svg:title>TexMaths</svg:title>
          <svg:desc>24§display§\mathbb{R}§svg§600§FALSE§</svg:desc>
          <draw:polygon draw:style-name="gr3" draw:text-style-name="P2" draw:layer="layout" svg:width="0.546cm" svg:height="0.548cm" svg:x="0.603cm" svg:y="0.902cm" svg:viewBox="0 0 547 549" draw:points="273,549 0,549 0,0 547,0 547,549">
            <text:p/>
          </draw:polygon>
          <draw:path draw:style-name="gr4" draw:text-style-name="P3" draw:layer="layout" svg:width="0.622cm" svg:height="0.641cm" svg:x="0.572cm" svg:y="0.855cm" svg:viewBox="0 0 623 642" svg:d="M228 349h33l136 217c8 14 31 51 41 66 6 10 8 10 29 10h125c17 0 31 0 31-17 0-8-6-15-14-15-33-8-79-70-99-100-6-10-52-72-113-172 80-15 158-51 158-164 0-129-134-174-240-174h-284c-17 0-31 0-31 17 0 15 16 15 25 15 51 0 55 8 55 55v468c0 47-4 55-55 55-9 0-25 0-25 15 0 17 14 17 31 17h249c16 0 28 0 28-17 0-15-14-15-24-15-52 0-56-8-56-55zM403 302c25-34 29-85 29-126 0-44-6-95-35-133 37 8 127 38 127 131 0 62-26 111-121 128zM228 83c0-19 0-51 56-51 78 0 115 34 115 144 0 122-27 139-171 139zM105 610c8-17 8-44 8-53v-472c0-11 0-36-8-53h103c-11 15-11 34-11 49v476c0 11 0 36 7 53zM298 349c6-2 10-2 17-2 14 0 35-3 47-5 14 22 113 190 187 268h-88z">
            <text:p/>
          </draw:path>
        </draw:g>
        <draw:g>
          <svg:title>TexMaths</svg:title>
          <svg:desc>24§display§\mathcal{F}^*$f^\prime$§svg§600§FALSE§</svg:desc>
          <draw:polygon draw:style-name="gr3" draw:text-style-name="P2" draw:layer="layout" svg:width="1.531cm" svg:height="0.641cm" svg:x="2.75cm" svg:y="2.351cm" svg:viewBox="0 0 1532 642" draw:points="766,642 0,642 0,0 1532,0 1532,642">
            <text:p/>
          </draw:polygon>
          <draw:path draw:style-name="gr4" draw:text-style-name="P3" draw:layer="layout" svg:width="0.736cm" svg:height="0.671cm" svg:x="2.719cm" svg:y="2.37cm" svg:viewBox="0 0 737 672" svg:d="M737 36c0-42-70-36-97-36h-341c-48 0-128 28-142 79 2 4 4 6 10 6 18 0 47-17 60-32 26 0 55-2 82-2h58c0 0-5 17-5 19-35 170-88 317-129 408-4 13-54 130-66 141-41 0-70-24-87-60-4-4-4-8-10-8-21 0-70 29-70 44 0 2 0 4 2 7 17 44 58 70 101 70 47 0 101-36 130-70 29-37 88-190 113-245h175c-2 0-2 2-2 2 0 5 6 7 8 7 21 0 72-26 72-55 0-7-6-7-16-7h-219c25-83 56-166 71-253h121c23 0 84-4 101 17 2 7 0 15 2 19 2 3 4 3 8 3 21 0 70-28 70-54z">
            <text:p/>
          </draw:path>
          <draw:path draw:style-name="gr4" draw:text-style-name="P3" draw:layer="layout" svg:width="0.258cm" svg:height="0.284cm" svg:x="3.502cm" svg:y="2.319cm" svg:viewBox="0 0 259 285" svg:d="M150 142c52-23 74-34 91-40 12-6 18-9 18-21 0-11-8-22-20-22-4 0-6 0-12 7l-87 59 8-97c2-11 0-28-18-28-9 0-21 4-21 19 0 6 4 26 4 32 0 13 6 59 6 74l-86-59c-6-4-8-7-12-7-13 0-21 11-21 22 0 12 8 17 14 19l95 42c-51 24-76 32-90 41-13 4-19 8-19 19 0 13 8 21 21 21 4 0 4 0 12-4l86-62-10 106c0 15 12 22 21 22 8 0 20-7 20-22 0-6-4-25-4-31-2-11-6-60-6-75l76 53c17 13 17 13 23 13 12 0 20-8 20-21s-8-15-14-19z">
            <text:p/>
          </draw:path>
          <draw:path draw:style-name="gr4" draw:text-style-name="P3" draw:layer="layout" svg:width="0.293cm" svg:height="0.66cm" svg:x="3.891cm" svg:y="2.351cm" svg:viewBox="0 0 294 661" svg:d="M130 257v-108c0-83 43-128 84-128 2 0 15 0 29 7-10 4-27 14-27 38 0 21 15 40 39 40 27 0 39-19 39-40 0-34-32-66-80-66-64 0-142 49-142 149v108h-72v28h72v303c0 43-10 43-72 43v30c37-2 78-5 105-5 37 0 78 0 115 5v-30h-18c-68 0-70-11-70-45v-301h105v-28z">
            <text:p/>
          </draw:path>
          <draw:path draw:style-name="gr4" draw:text-style-name="P3" draw:layer="layout" svg:width="0.16cm" svg:height="0.339cm" svg:x="4.167cm" svg:y="2.304cm" svg:viewBox="0 0 161 340" svg:d="M154 57c7-10 7-17 7-21 0-21-19-36-37-36-25 0-33 21-35 32l-85 285c-2 0-4 8-4 8 0 9 21 15 25 15s6 0 10-1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6:15:28.128608739</meta:creation-date>
    <dc:date>2020-05-20T16:46:59.167891258</dc:date>
    <meta:editing-duration>PT35S</meta:editing-duration>
    <meta:editing-cycles>1</meta:editing-cycles>
    <meta:document-statistic meta:object-count="39"/>
    <meta:generator>LibreOffice/6.0.7.3$Linux_X86_64 LibreOffice_project/00m0$Build-3</meta:generator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\everymath{\mathsf{\xdef\mysf{\mathgroup\the\mathgroup\relax}}\mysf}§§\fi§</meta:user-defined>
  </office:meta>
</office:document-meta>
</file>